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644cm" fo:margin-left="0.501cm" table:align="left" style:writing-mode="lr-tb"/>
    </style:style>
    <style:style style:name="Tabella1.A" style:family="table-column">
      <style:table-column-properties style:column-width="8.244cm"/>
    </style:style>
    <style:style style:name="Tabella1.B" style:family="table-column">
      <style:table-column-properties style:column-width="8.4cm"/>
    </style:style>
    <style:style style:name="Tabella1.1" style:family="table-row">
      <style:table-row-properties fo:keep-together="auto"/>
    </style:style>
    <style:style style:name="Tabella1.A1" style:family="table-cell">
      <style:table-cell-properties style:vertical-align="top" fo:padding="0.132cm" fo:border="none" style:writing-mode="lr-tb"/>
    </style:style>
    <style:style style:name="P1" style:family="paragraph" style:parent-style-name="Standard">
      <style:paragraph-properties fo:line-height="200%"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P4" style:family="paragraph" style:parent-style-name="Standard">
      <style:paragraph-properties fo:text-align="justify" style:justify-single-word="false"/>
      <style:text-properties fo:font-size="16pt" fo:font-style="italic" style:font-size-asian="16pt" style:font-style-asian="italic"/>
    </style:style>
    <style:style style:name="P5" style:family="paragraph" style:parent-style-name="Standard">
      <style:paragraph-properties fo:margin-left="0.501cm" fo:margin-right="0.499cm" fo:line-height="200%" fo:text-align="justify" style:justify-single-word="false" fo:text-indent="0cm" style:auto-text-indent="false"/>
    </style:style>
    <style:style style:name="P6" style:family="paragraph" style:parent-style-name="Standard">
      <style:paragraph-properties fo:margin-left="0.501cm" fo:margin-right="0.499cm" fo:line-height="200%" fo:text-align="justify" style:justify-single-word="false" fo:text-indent="0cm" style:auto-text-indent="false" style:vertical-align="auto"/>
    </style:style>
    <style:style style:name="P7" style:family="paragraph" style:parent-style-name="Standard">
      <style:paragraph-properties fo:margin-left="0.501cm" fo:margin-right="0.499cm" fo:line-height="200%" fo:text-align="justify" style:justify-single-word="false" fo:text-indent="0cm" style:auto-text-indent="false"/>
      <style:text-properties officeooo:paragraph-rsid="001675d3"/>
    </style:style>
    <style:style style:name="P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9"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1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1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12"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font-size-complex="11pt"/>
    </style:style>
    <style:style style:name="P13" style:family="paragraph" style:parent-style-name="Standard" style:master-page-name="Standard">
      <style:paragraph-properties fo:margin-left="0.501cm" fo:margin-right="0.499cm" fo:line-height="200%" fo:text-align="justify" style:justify-single-word="false" fo:text-indent="0cm" style:auto-text-indent="false" style:page-number="auto"/>
      <style:text-properties fo:font-size="11pt" fo:font-weight="bold" style:font-size-asian="11pt" style:font-weight-asian="bold" style:font-size-complex="11pt"/>
    </style:style>
    <style:style style:name="P14" style:family="paragraph" style:parent-style-name="Standard">
      <style:paragraph-properties fo:margin-left="0.501cm" fo:margin-right="0cm" fo:line-height="200%" fo:text-indent="0cm" style:auto-text-indent="false"/>
    </style:style>
    <style:style style:name="P15" style:family="paragraph" style:parent-style-name="Standard">
      <style:paragraph-properties fo:margin-left="0.501cm" fo:margin-right="0cm" fo:line-height="200%" fo:text-indent="0cm" style:auto-text-indent="false"/>
      <style:text-properties fo:font-size="11pt" fo:font-weight="bold" style:font-size-asian="11pt" style:font-weight-asian="bold" style:font-size-complex="11pt"/>
    </style:style>
    <style:style style:name="P16" style:family="paragraph" style:parent-style-name="Standard">
      <style:paragraph-properties fo:margin-left="0.501cm" fo:margin-right="0.497cm" fo:line-height="200%" fo:text-align="justify" style:justify-single-word="false" fo:text-indent="0cm" style:auto-text-indent="false"/>
    </style:style>
    <style:style style:name="P17"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18" style:family="paragraph" style:parent-style-name="Standard">
      <style:paragraph-properties fo:margin-left="0.501cm" fo:margin-right="0.501cm" fo:margin-top="0.176cm" fo:margin-bottom="0cm" style:contextual-spacing="false" fo:line-height="200%" fo:text-indent="0cm" style:auto-text-indent="false" style:text-autospace="ideograph-alpha" style:punctuation-wrap="hanging" style:vertical-align="auto"/>
    </style:style>
    <style:style style:name="P19"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20"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font-weight-complex="bold"/>
    </style:style>
    <style:style style:name="P21" style:family="paragraph" style:parent-style-name="Standard">
      <style:paragraph-properties fo:margin-left="0.501cm" fo:margin-right="0.501cm" fo:margin-top="0.176cm" fo:margin-bottom="0cm" style:contextual-spacing="false" fo:line-height="200%" fo:text-indent="0cm" style:auto-text-indent="false" style:text-autospace="ideograph-alpha" style:punctuation-wrap="hanging" style:vertical-align="auto"/>
      <style:text-properties fo:font-size="11pt" style:font-size-asian="11pt" style:font-size-complex="11pt"/>
    </style:style>
    <style:style style:name="P22"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3" style:family="paragraph" style:parent-style-name="Standard">
      <style:paragraph-properties fo:margin-left="0.501cm" fo:margin-right="0.501cm" fo:margin-top="0.176cm" fo:margin-bottom="0.21cm" style:contextual-spacing="false" fo:text-indent="0cm" style:auto-text-indent="false" style:text-autospace="ideograph-alpha" style:punctuation-wrap="hanging" style:vertical-align="auto" style:snap-to-layout-grid="false"/>
      <style:text-properties fo:font-size="11pt" style:font-size-asian="11pt" style:font-size-complex="11pt"/>
    </style:style>
    <style:style style:name="P24" style:family="paragraph" style:parent-style-name="Standard">
      <style:paragraph-properties fo:margin-left="0.501cm" fo:margin-right="0.501cm" fo:margin-top="0.176cm" fo:margin-bottom="0.21cm" style:contextual-spacing="false" fo:text-align="center" style:justify-single-word="false" fo:text-indent="0cm" style:auto-text-indent="false" style:text-autospace="ideograph-alpha" style:punctuation-wrap="hanging" style:vertical-align="auto"/>
    </style:style>
    <style:style style:name="P25" style:family="paragraph" style:parent-style-name="Footer">
      <style:paragraph-properties fo:text-align="center" style:justify-single-word="false"/>
    </style:style>
    <style:style style:name="P26" style:family="paragraph" style:parent-style-name="Footer">
      <style:paragraph-properties fo:text-align="center" style:justify-single-word="false"/>
      <style:text-properties officeooo:rsid="001675d3" officeooo:paragraph-rsid="001675d3"/>
    </style:style>
    <style:style style:name="P27" style:family="paragraph" style:parent-style-name="Footer">
      <style:paragraph-properties fo:text-align="center" style:justify-single-word="false"/>
      <style:text-properties officeooo:rsid="001755bd" officeooo:paragraph-rsid="001755bd"/>
    </style:style>
    <style:style style:name="P28" style:family="paragraph" style:parent-style-name="Footer">
      <style:paragraph-properties fo:padding-left="0cm" fo:padding-right="0cm" fo:padding-top="0.035cm" fo:padding-bottom="0cm" fo:border-left="none" fo:border-right="none" fo:border-top="0.74pt solid #000000" fo:border-bottom="none"/>
    </style:style>
    <style:style style:name="P29" style:family="paragraph" style:parent-style-name="Normale_20__28_Web_29_">
      <style:paragraph-properties fo:margin-left="0.501cm" fo:margin-right="0.501cm" fo:margin-top="0.176cm" fo:margin-bottom="0cm" style:contextual-spacing="false" fo:line-height="200%" fo:text-align="justify" style:justify-single-word="false" fo:text-indent="0cm" style:auto-text-indent="false"/>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weight="bold" officeooo:rsid="001675d3" style:font-size-asian="11pt" style:font-weight-asian="bold" style:font-size-complex="11pt"/>
    </style:style>
    <style:style style:name="T4" style:family="text">
      <style:text-properties fo:font-size="11pt" fo:font-weight="bold" fo:background-color="#00ffff" style:font-size-asian="11pt" style:font-weight-asian="bold" style:font-size-complex="11pt" style:font-weight-complex="bold"/>
    </style:style>
    <style:style style:name="T5" style:family="text">
      <style:text-properties fo:font-size="11pt" style:font-size-asian="11pt" style:font-size-complex="11pt"/>
    </style:style>
    <style:style style:name="T6" style:family="text">
      <style:text-properties fo:font-size="11pt" style:font-size-asian="11pt" style:font-size-complex="11pt" style:font-weight-complex="bold"/>
    </style:style>
    <style:style style:name="T7" style:family="text">
      <style:text-properties fo:font-size="11pt" officeooo:rsid="001675d3" style:font-size-asian="11pt" style:font-size-complex="11pt" style:font-weight-complex="bold"/>
    </style:style>
    <style:style style:name="T8" style:family="text">
      <style:text-properties fo:font-size="11pt" style:font-size-asian="11pt" style:font-size-complex="11pt" style:font-style-complex="italic"/>
    </style:style>
    <style:style style:name="T9" style:family="text">
      <style:text-properties fo:font-size="11pt" officeooo:rsid="001675d3" style:font-size-asian="11pt" style:font-size-complex="11pt"/>
    </style:style>
    <style:style style:name="T10" style:family="text">
      <style:text-properties fo:font-size="11pt" officeooo:rsid="001755bd" style:font-size-asian="11pt" style:font-size-complex="11pt"/>
    </style:style>
    <style:style style:name="T11" style:family="text">
      <style:text-properties fo:font-size="11pt" fo:background-color="#ffff00" style:font-size-asian="11pt" style:font-size-complex="11pt"/>
    </style:style>
    <style:style style:name="T12" style:family="text">
      <style:text-properties fo:font-size="11pt" fo:background-color="#00ff00" style:font-size-asian="11pt" style:font-size-complex="11pt"/>
    </style:style>
    <style:style style:name="T13" style:family="text">
      <style:text-properties fo:font-size="11pt" fo:background-color="#00ff00" style:font-size-asian="11pt" style:font-size-complex="11pt" style:font-weight-complex="bold"/>
    </style:style>
    <style:style style:name="T14" style:family="text">
      <style:text-properties fo:font-size="11pt" officeooo:rsid="001755bd" fo:background-color="#00ff00" style:font-size-asian="11pt" style:font-size-complex="11pt"/>
    </style:style>
    <style:style style:name="T15" style:family="text">
      <style:text-properties fo:font-size="11pt" fo:background-color="#00ffff" style:font-size-asian="11pt" style:font-size-complex="11pt"/>
    </style:style>
    <style:style style:name="T16" style:family="text">
      <style:text-properties fo:font-size="11pt" fo:font-style="italic" style:font-size-asian="11pt" style:font-style-asian="italic" style:font-size-complex="11pt"/>
    </style:style>
    <style:style style:name="T17" style:family="text">
      <style:text-properties fo:font-size="11pt" fo:font-style="italic" style:font-size-asian="11pt" style:font-style-asian="italic" style:font-size-complex="11pt" style:font-style-complex="italic"/>
    </style:style>
    <style:style style:name="T18" style:family="text">
      <style:text-properties fo:font-size="11pt" fo:font-style="italic" officeooo:rsid="001755bd" style:font-size-asian="11pt" style:font-style-asian="italic" style:font-size-complex="11pt"/>
    </style:style>
    <style:style style:name="T19"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0" style:family="text">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T21" style:family="text">
      <style:text-properties fo:font-weight="normal" style:font-weight-asian="normal"/>
    </style:style>
    <style:style style:name="T22" style:family="text">
      <style:text-properties fo:font-size="14pt" fo:font-style="italic" style:font-size-asian="14pt" style:font-style-asian="italic" style:font-size-complex="14pt"/>
    </style:style>
    <style:style style:name="T23"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fr2" style:family="graphic" style:parent-style-name="OLE">
      <style:graphic-properties style:vertical-pos="top" style:vertical-rel="baseline" draw:ole-draw-aspect="1" draw:visible-area-top="0cm" draw:visible-area-width="2.178cm" draw:visible-area-height="3.117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tab/><text:tab/><text:tab/><text:tab/><text:tab/><text:tab/><text:tab/><text:tab/><text:tab/> <text:s text:c="6"/>Prot. n. ________</text:p>
      <text:p text:style-name="P1"><text:span text:style-name="T1">PROPOSTA DI AUTORIZZAZIONE PAESAGGISTICA </text:span></text:p>
      <text:p text:style-name="P1"><text:span text:style-name="T1">AI SENSI DELL’ART. 146, DEL D.LGS. 22.01.2004 N. 42 </text:span></text:p>
      <text:p text:style-name="P15"/>
      <text:p text:style-name="P14"><text:span text:style-name="T1">Oggetto: </text:span><text:span text:style-name="T3">[oggetto]</text:span><text:span text:style-name="T1"> in </text:span><text:span text:style-name="T3">[ubicazione]</text:span></text:p>
      <text:p text:style-name="P5"><text:span text:style-name="T1">Richiedente: </text:span><text:span text:style-name="T3">[elenco_richiedenti]</text:span></text:p>
      <text:p text:style-name="P9">IL DIRIGENTE</text:p>
      <text:p text:style-name="P8">Premesso:</text:p>
      <text:p text:style-name="P5"><text:span text:style-name="T5">- che in data </text:span><text:span text:style-name="T9">[data_presentazione] </text:span><text:span text:style-name="T5">il sig. </text:span><text:span text:style-name="T9">[elenco_richiedenti]</text:span><text:span text:style-name="T5"> presentava istanza di autorizzazione paesaggistica ai sensi dell’art. 146 del Decreto Legislativo 22 gennaio 2004, n. 42, per la realizzazione di </text:span><text:span text:style-name="T9">[oggetto]</text:span><text:span text:style-name="T5"> in </text:span><text:span text:style-name="T9">[ubicazione]</text:span><text:span text:style-name="T5">, immobile censito al <text:s/>NCT/NCEU di Savona al </text:span><text:span text:style-name="T9">[elenco_ct]</text:span><text:span text:style-name="T5"> ricadente in zona sottoposta al vincolo paesaggistico;</text:span></text:p>
      <text:p text:style-name="P5"><text:span text:style-name="T5">- che detta istanza veniva recepita in atti il </text:span><text:span text:style-name="T9">[data_protocollo]</text:span><text:span text:style-name="T5"> al protocollo n° </text:span><text:span text:style-name="T9">[protocollol] </text:span><text:span text:style-name="T5">in data </text:span><text:span text:style-name="T9">[data_protocollo]</text:span><text:span text:style-name="T5">;</text:span></text:p>
      <text:p text:style-name="P10">Considerato:</text:p>
      <text:p text:style-name="P11">- che l’intervento in oggetto un immobile compreso in :</text:p>
      <text:p text:style-name="P5"><text:span text:style-name="T5">- zona sottoposta a vincolo paesaggistico ai sensi dell’art. 142, comma 1 lettera ????????) del D.Lgs 22.01.2004 n. 42 in quanto ???????????? oppure zona sottoposta a vincolo paesaggistico ai sensi dell’art. 136 del D.Lgs 22.01.2004 n. 42 in quanto area compresa </text:span><text:span text:style-name="T11">nel territorio del complesso paesistico del Passo del Cadibona / dei Boschi di Montenotte dichiarato di notevole interesse pubblico con DM 24 aprile1985;</text:span><text:span text:style-name="T5"> oppure </text:span><text:span text:style-name="T12">all’interno del Complesso di San Giacomo dichiarato di notevole interesse pubblico con DM 10.9.1931</text:span><text:span text:style-name="T5"> oppure </text:span><text:span text:style-name="T15">ricadente nell’ambito della sede stradale Aurelia dichiarata di notevole interesse pubblico con DM 20.3.1956</text:span><text:span text:style-name="T5">;</text:span></text:p>
      <text:p text:style-name="P6"><text:soft-page-break/><text:span text:style-name="T6">- <text:s/></text:span><text:span text:style-name="T7">[zone_piano_6] </text:span><text:span text:style-name="T6">sub-ambito </text:span><text:span text:style-name="T7">[zone_piano_7]</text:span><text:span text:style-name="T6"> 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12">- ambito assoggettato dal Piano territoriale di coordinamento paesistico, approvato con deliberazione del Consiglio Regionale n° 6 del 26 febbraio 1990, ai seguenti regimi :</text:p>
      <text:p text:style-name="P5"><text:span text:style-name="T1">Assetto insediativo<text:tab/><text:tab/></text:span><text:span text:style-name="T3">[zone_piano_4]</text:span></text:p>
      <text:p text:style-name="P7"><text:span text:style-name="T1">Assetto Vegetazionale <text:tab/></text:span><text:span text:style-name="T3">[zone_piano_5]</text:span></text:p>
      <text:p text:style-name="P7"><text:span text:style-name="T1">Assetto Geomorfologico<text:tab/></text:span><text:span text:style-name="T3">[zone_piano_3]</text:span></text:p>
      <text:p text:style-name="P10">Visti:</text:p>
      <text:p text:style-name="P5"><text:span text:style-name="T5">- gli elaborati di progetto delle opere, comprendenti n° * tavole grafiche, relazione paesaggistica </text:span><text:span text:style-name="T12">in forma semplificata</text:span><text:span text:style-name="T5">, documentazione fotografica a firma del </text:span><text:span text:style-name="T9">[elenco_progettisti]</text:span><text:span text:style-name="T5">, iscritto all'Ordine/Collegio degli * di *, recepiti in atti in stessa data e protocollo dell’istanza;</text:span></text:p>
      <text:p text:style-name="P11">- la successiva documentazione progettuale integrativa comprendente………………. a firma del medesimo progettista, prodotta in data …….. su richiesta degli uffici comunali e recepita in atti al n. ……… di protocollo;</text:p>
      <text:p text:style-name="P5"><text:span text:style-name="T5">- il parere </text:span><text:span text:style-name="T10">[testo_clp]</text:span><text:span text:style-name="T5"> espresso dalla Commissione Locale per il Paesaggio nella seduta del </text:span><text:span text:style-name="T10">[data_rilascio_clp]</text:span><text:span text:style-name="T5"> con le seguenti prescrizioni </text:span><text:span text:style-name="T18">[prescrizioni_clp]</text:span><text:span text:style-name="T5">;</text:span></text:p>
      <text:p text:style-name="P29"><text:span text:style-name="T5">- la </text:span><text:span text:style-name="T17">Relazione tecnica illustrativa </text:span><text:span text:style-name="T8">redatta dal Settore Pianificazione Territoriale in data ******, trasmessa, ai sensi dell’art. 146, comma 7 del D.Lgs 42/2004 e s.m.i., unitamente al progetto, al parere della Commissione locale per il Paesaggio e alla </text:span><text:span text:style-name="T17">Proposta di provvedimento di autorizzazione paesaggistica</text:span><text:span text:style-name="T8">, alla </text:span><text:span text:style-name="T5">Soprintendenza per i Beni Architettonici e Paesaggistici della Liguria in data ………con nota prot. n……….;</text:span></text:p>
      <text:p text:style-name="P5"><text:soft-page-break/><text:span text:style-name="T5">- il parere favorevole rilasciato ai sensi dell’art. 146, comma 5 del D. Lgs 42/04 dalla Soprintendenza per i Beni Architettonici e Paesaggistici della Liguria, in data ******* con nota prot. n. **************, recepito agli atti comunali in data*******al n. *********contenente le seguenti prescrizioni ************* </text:span><text:span text:style-name="T16">(ovvero)</text:span><text:span text:style-name="T5"> alle condizioni e prescrizioni espresse dalla Commissione del Paesaggio.</text:span></text:p>
      <text:p text:style-name="P5"><text:span text:style-name="T2">Vista:</text:span></text:p>
      <text:p text:style-name="P5"><text:span text:style-name="T2">- </text:span><text:span text:style-name="T6">la legislazione nazionale e regionale in materia di tutela del paesaggio</text:span></text:p>
      <text:p text:style-name="P10">Visti in particolare:</text:p>
      <text:p text:style-name="P5"><text:span text:style-name="T5">- la Legge regionale 18 marzo 1980 n. 15 contenente norme per la subdelega ai Comuni delle funzioni amministrative in materia di Bellezze Naturali ;</text:span></text:p>
      <text:p text:style-name="P5"><text:span text:style-name="T5">- la Legge regionale 21 agosto 1991 n. 20 contenente norme per il riordino delle competenze per l’esercizio delle funzioni amministrative in materia di bellezze naturali e successive modifiche e integrazioni;; </text:span></text:p>
      <text:p text:style-name="P5"><text:span text:style-name="T5">- il Decreto Legislativo 22 gennaio 2004 n. 42 “ Codice di beni culturali e del paesaggio, ai sensi dell’art. 10 della legge 6 luglio 2002, n. 137” e successive modifiche e integrazioni;</text:span></text:p>
      <text:p text:style-name="P5"><text:span text:style-name="T5">- il DPCM 12 dicembre 2005 “Individuazione della documentazione necessaria alla verifica della compatibilità paesaggistica degli interventi proposti, ai sensi dell’art. 146, comma 3 del Codice dei beni culturali e del paesaggio di cui al D.Lgs 42/04;</text:span></text:p>
      <text:p text:style-name="P5"><text:span text:style-name="T5">-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span></text:p>
      <text:p text:style-name="P5"><text:span text:style-name="T5"><text:s/>- la Legge Regionale 5 giugno 2009, n. 22 “Attuazione degli articoli 159, comma 1,148 e 146, comma 6, del D. Lgs 42/04 e s.m.i.”</text:span></text:p>
      <text:p text:style-name="P5"><text:soft-page-break/><text:span text:style-name="T1">Atteso che </text:span><text:span text:style-name="T5">il </text:span><text:span text:style-name="T6">15 febbraio 2012 è entrato in vigore il </text:span><text:span text:style-name="T2">Piano Urbanistico Comunale (PUC)</text:span><text:span text:style-name="T6">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h text:style-name="Heading_20_1" text:outline-level="1">Considerato che <text:span text:style-name="T21">pertanto sono subdelegate al Comune le funzioni amministrative di rilascio delle autorizzazioni paesaggistiche, nei termini di cui all’articolo 1, commi 1 e 2 della legge regionale <text:s/>21/08/1991, n.20 e s.m.i.;</text:span></text:h>
      <text:p text:style-name="P17">Accertato:</text:p>
      <text:p text:style-name="P5"><text:span text:style-name="T13">- che l'intervento in oggetto rientra tra quelli di competenza comunale ai sensi del richiamato articolo 1, comma 1, lettera a), punto 3) della L.R. 20/1991 e successive modificazioni;</text:span></text:p>
      <text:p text:style-name="P5"><text:span text:style-name="T13">****(oppure solo nel caso specifico di presenza di autorizzazione di massima rilasciata dalla provincia x SUA in zona vincolata) - che l'intervento in oggetto rientra tra quelli di competenza comunale ai sensi dell’articolo 1, comma 1, lettera a), punto 1) della L.R. 20/1991 e successive modificazioni, in quanto previsto da SUA *****( o da PUO) per il quale è stata rilasciata la prescritta autorizzazione di massima;</text:span></text:p>
      <text:p text:style-name="P10">Visti:</text:p>
      <text:p text:style-name="P5"><text:span text:style-name="T6">- il Piano Territoriale di Coordinamento Paesistico approvato dalla Regione Liguria con delibera n. 6 del 26.2.1990 e s.m.i.</text:span></text:p>
      <text:p text:style-name="P5"><text:span text:style-name="T6">- gli strumenti urbanistici vigenti e adottati ed in particolare la disciplina di livello puntuale del Piano Urbanistico Comunale (PUC);</text:span></text:p>
      <text:p text:style-name="P9">A U T O R I Z Z A</text:p>
      <text:p text:style-name="P16"><text:span text:style-name="T5">ai sensi dell’art. 146 del Decreto Legislativo 22 gennaio 2004, n° 42 e s.m.i.., ai soli fini paesaggistici, il sig. </text:span><text:span text:style-name="T10">[elenco_richiedenti] </text:span><text:span text:style-name="T5">ad eseguire i lavori meglio specificati in premessa, </text:span><text:span text:style-name="T12">alle condizioni espresse dalla Commissione Locale del Paesaggio nella seduta del </text:span><text:span text:style-name="T14">[data_rilascio_clp] </text:span><text:span text:style-name="T12">e richiamate dalla Soprintendenza per i Beni Architettonici e Paesaggistici </text:span><text:soft-page-break/><text:span text:style-name="T12">della Liguria</text:span><text:span text:style-name="T5"> nella nota n. …..del…. conformemente agli allegati elaborati, sui quali si appone il visto, significando che ogni successiva variante dovrà essere esaminata dall’organo competente.</text:span></text:p>
      <text:p text:style-name="P11">Le opere dovranno essere eseguite in conformità ai seguenti elaborati di progetto:</text:p>
      <text:p text:style-name="P5"><text:span text:style-name="T5">1) relazione tecnica</text:span></text:p>
      <text:p text:style-name="P5"><text:span text:style-name="T5">2) relazione paesaggistica</text:span></text:p>
      <text:p text:style-name="P5"><text:span text:style-name="T5">3) documentazione fotografica</text:span></text:p>
      <text:p text:style-name="P5"><text:span text:style-name="T5">4) tav. 1 </text:span></text:p>
      <text:p text:style-name="P5"><text:span text:style-name="T5">5) tav. 2</text:span></text:p>
      <text:p text:style-name="P5"><text:span text:style-name="T5">6) tav. 3</text:span></text:p>
      <text:p text:style-name="P5"><text:span text:style-name="T5">7) tav. 4</text:span></text:p>
      <text:p text:style-name="P5"><text:span text:style-name="T5">8) tav. 5</text:span></text:p>
      <text:p text:style-name="P11">che sottoscritti dall’intestatario e dal summenzionato progettista si allegano alla presente muniti di visto in data odierna per farne parte integrante e sostanziale.</text:p>
      <text:p text:style-name="P19"><text:span text:style-name="T19">E’ fatta salva la necessaria preventiva legittimazione sotto il profilo urbanistico-edilizio,</text:span><text:span text:style-name="T2"> </text:span><text:span text:style-name="T4">ATTENZIONE NEL CASO DI INTERVENTO NON SOGGETTO A TITOLO EDILIZIO ELIMINARE LA FRASE “</text:span><text:span text:style-name="T20">fatta salva la necessaria preventiva legittimazione sotto il profilo urbanistico-edilizio”</text:span></text:p>
      <text:p text:style-name="P19"><text:span text:style-name="T2">La presente autorizzazione, <text:s/>ai sensi del comma 4 dell’art. 146 del D.Lgs 42/04 <text:s/>è efficace per un periodo di cinque anni dal suo rilascio, scaduto il quale, l’esecuzione dei progettati lavori deve essere sottoposta a nuova autorizzazione.</text:span></text:p>
      <text:p text:style-name="P19"><text:span text:style-name="T2">Copia della presente autorizzazione sarà trasmessa alla Soprintendenza</text:span><text:span text:style-name="T1"> per i Beni Architettonici e Paesaggistici della Liguria <text:s/>e alla Regione Liguria come prescritto </text:span><text:span text:style-name="T2">dal comma 11 dell’art. 146 del D.Lgs 42/04.</text:span></text:p>
      <text:p text:style-name="P20"><text:soft-page-break/>Avverso il presente provvedimento può essere opposto ricorso davanti al competente T.A.R. entro 60 giorni dal ritiro della presente ovvero ricorso straordinario al Capo dello Stato entro 120 giorni dalla stessa data.</text:p>
      <text:p text:style-name="P21">Savona, _______________</text:p>
      <table:table table:name="Tabella1" table:style-name="Tabella1">
        <table:table-column table:style-name="Tabella1.A"/>
        <table:table-column table:style-name="Tabella1.B"/>
        <table:table-row table:style-name="Tabella1.1">
          <table:table-cell table:style-name="Tabella1.A1" office:value-type="string">
            <text:p text:style-name="P23"/>
          </table:table-cell>
          <table:table-cell table:style-name="Tabella1.A1" office:value-type="string">
            <text:p text:style-name="P22">Il Dirigente</text:p>
            <text:p text:style-name="P24"><text:span text:style-name="T5">Arch. Giovanna Macario</text:span></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left="0.501cm" fo:margin-right="0.499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Symbol" fo:font-family="Symbol" style:font-family-generic="roman" style:font-pitch="variable" style:font-charset="x-symbol" fo:font-style="normal" style:text-underline-style="none" fo:font-weight="normal" style:font-style-asian="normal" style:font-weight-asian="norma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3" style:family="table">
      <style:table-properties style:width="15.552cm" fo:margin-left="0.238cm" table:align="left" style:writing-mode="lr-tb"/>
    </style:style>
    <style:style style:name="Tabella3.A" style:family="table-column">
      <style:table-column-properties style:column-width="5.175cm"/>
    </style:style>
    <style:style style:name="Tabella3.C" style:family="table-column">
      <style:table-column-properties style:column-width="5.202cm"/>
    </style:style>
    <style:style style:name="Tabella3.1" style:family="table-row">
      <style:table-row-properties fo:keep-together="auto"/>
    </style:style>
    <style:style style:name="Tabella3.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3.C1" style:family="table-cell">
      <style:table-cell-properties style:vertical-align="top" fo:padding-left="0.125cm" fo:padding-right="0.125cm" fo:padding-top="0cm" fo:padding-bottom="0cm" fo:border="0.75pt solid #000000" style:writing-mode="lr-tb"/>
    </style:style>
    <style:style style:name="Tabella2" style:family="table">
      <style:table-properties style:width="16.028cm" table:align="left" style:writing-mode="lr-tb"/>
    </style:style>
    <style:style style:name="Tabella2.A" style:family="table-column">
      <style:table-column-properties style:column-width="5.278cm"/>
    </style:style>
    <style:style style:name="Tabella2.B" style:family="table-column">
      <style:table-column-properties style:column-width="5.403cm"/>
    </style:style>
    <style:style style:name="Tabella2.C" style:family="table-column">
      <style:table-column-properties style:column-width="5.348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2.C1" style:family="table-cell">
      <style:table-cell-properties style:vertical-align="top" fo:padding-left="0.125cm" fo:padding-right="0.125cm" fo:padding-top="0cm" fo:padding-bottom="0cm" fo:border="0.75pt solid #000000" style:writing-mode="lr-tb"/>
    </style:style>
    <style:style style:name="MP1"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MP2" style:family="paragraph" style:parent-style-name="Standard">
      <style:paragraph-properties fo:text-align="justify" style:justify-single-word="false"/>
      <style:text-properties fo:font-size="16pt" fo:font-style="italic" style:font-size-asian="16pt" style:font-style-asian="italic"/>
    </style:style>
    <style:style style:name="MP3" style:family="paragraph" style:parent-style-name="Standard">
      <style:paragraph-properties fo:text-align="justify" style:justify-single-word="false"/>
    </style:style>
    <style:style style:name="MP4" style:family="paragraph" style:parent-style-name="Footer">
      <style:paragraph-properties fo:text-align="center" style:justify-single-word="false"/>
    </style:style>
    <style:style style:name="MP5" style:family="paragraph" style:parent-style-name="Footer">
      <style:paragraph-properties fo:text-align="center" style:justify-single-word="false"/>
      <style:text-properties officeooo:rsid="001755bd" officeooo:paragraph-rsid="001755bd"/>
    </style:style>
    <style:style style:name="MP6" style:family="paragraph" style:parent-style-name="Footer">
      <style:paragraph-properties fo:text-align="center" style:justify-single-word="false"/>
      <style:text-properties officeooo:rsid="001675d3" officeooo:paragraph-rsid="001675d3"/>
    </style:style>
    <style:style style:name="MP7"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text-properties fo:font-size="14pt" fo:font-style="italic" style:font-size-asian="14pt" style:font-style-asian="italic" style:font-size-complex="14pt"/>
    </style:style>
    <style:style style:name="MT2" style:family="text"/>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Mfr2" style:family="graphic" style:parent-style-name="OLE">
      <style:graphic-properties style:vertical-pos="top" style:vertical-rel="baseline" draw:ole-draw-aspect="1" draw:visible-area-top="0cm" draw:visible-area-width="2.178cm" draw:visible-area-height="3.117cm"/>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bottom="1.632cm" style:dynamic-spacing="true"/>
      </style:header-style>
      <style:footer-style>
        <style:header-footer-properties fo:min-height="1.73cm" fo:margin-top="1.632cm" style:dynamic-spacing="true"/>
      </style:footer-style>
    </style:page-layout>
  </office:automatic-styles>
  <office:master-styles>
    <style:master-page style:name="Standard" style:page-layout-name="Mpm1">
      <style:header>
        <text:p text:style-name="Header"/>
      </style:header>
      <style:header-first style:display="false">
        <text:p text:style-name="Header"><draw:frame draw:style-name="Mfr1" draw:name="Cornice1" text:anchor-type="char" svg:x="2.316cm" svg:y="0.275cm" svg:width="14.734cm" svg:height="3.558cm" draw:z-index="0"><draw:text-box><text:p text:style-name="MP1">Comune di Savona</text:p><text:p text:style-name="MP2">Settore Pianificazione Territoriale </text:p><text:p text:style-name="MP3"><text:span text:style-name="MT1">Servizio Urbanistica e Paesaggio</text:span></text:p></draw:text-box></draw:frame><draw:frame draw:style-name="Mfr2" draw:name="Oggetto1" text:anchor-type="as-char" svg:width="2.178cm" svg:height="3.117cm" draw:z-index="1"><draw:object-ole xlink:href="./Object 1" xlink:type="simple" xlink:show="embed" xlink:actuate="onLoad"/><draw:image xlink:href="./ObjectReplacements/Object 1" xlink:type="simple" xlink:show="embed" xlink:actuate="onLoad"/></draw:frame></text:p>
        <text:p text:style-name="Header"/>
      </style:header-first>
      <style:header-left style:display="false">
        <text:p text:style-name="Header_20_left"/>
      </style:header-left>
      <style:footer>
        <table:table table:name="Tabella3" table:style-name="Tabella3">
          <table:table-column table:style-name="Tabella3.A" table:number-columns-repeated="2"/>
          <table:table-column table:style-name="Tabella3.C"/>
          <table:table-row table:style-name="Tabella3.1">
            <table:table-cell table:style-name="Tabella3.A1" office:value-type="string">
              <text:p text:style-name="MP4">ISTRUTTORE TECNICO</text:p>
              <text:p text:style-name="MP5">[istruttore_tecnico]</text:p>
              <text:p text:style-name="MP4"/>
              <text:p text:style-name="MP4"/>
            </table:table-cell>
            <table:table-cell table:style-name="Tabella3.A1" office:value-type="string">
              <text:p text:style-name="MP4">RESPONSABILE DEL PROCEDIMENTO</text:p>
              <text:p text:style-name="MP4">Arch. Sandra Venturi</text:p>
            </table:table-cell>
            <table:table-cell table:style-name="Tabella3.C1" office:value-type="string">
              <text:p text:style-name="MP4">DIRIGENTE</text:p>
              <text:p text:style-name="MP4"/>
              <text:p text:style-name="MP4">Arch. Giovanna Macario</text:p>
            </table:table-cell>
          </table:table-row>
        </table:table>
        <text:p text:style-name="Footer"><text:s text:c="89"/>file:<text:file-name text:display="full">C:\Users\Claudio\Dropbox\Modelli di stampa Savona\documenti\PROVVEDIMENTI\provvedimenti paesaggio\proposta di autorizzazione paesaggistica 10_ 2012.odt</text:file-name><text:tab/><text:tab/></text:p>
        <text:p text:style-name="Footer"><text:tab/> <text:s text:c="137"/>Pagina <text:span text:style-name="Page_20_Number"><text:page-number text:select-page="current">5</text:page-number></text:span><text:span text:style-name="Page_20_Number"> di 6</text:span></text:p>
      </style:footer>
      <style:footer-first style:display="false">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4">ISTRUTTORE TECNICO</text:p>
              <text:p text:style-name="MP6">[struttore_tecnico]</text:p>
              <text:p text:style-name="MP4"/>
              <text:p text:style-name="MP4"/>
            </table:table-cell>
            <table:table-cell table:style-name="Tabella2.A1" office:value-type="string">
              <text:p text:style-name="MP4">RESPONSABILE DEL PROCEDIMENTO</text:p>
              <text:p text:style-name="MP4">Arch. <text:s/>Sandra Venturi</text:p>
            </table:table-cell>
            <table:table-cell table:style-name="Tabella2.C1" office:value-type="string">
              <text:p text:style-name="MP4">DIRIGENTE</text:p>
              <text:p text:style-name="MP4"/>
              <text:p text:style-name="MP4">Arch. Giovanna Macario</text:p>
            </table:table-cell>
          </table:table-row>
        </table:table>
        <text:p text:style-name="Footer"><text:span text:style-name="Page_20_Number">ultimazione documento: <text:s text:c="23"/>f</text:span>ile:<text:file-name text:display="full">C:\Users\Claudio\Dropbox\Modelli di stampa Savona\documenti\PROVVEDIMENTI\provvedimenti paesaggio\proposta di autorizzazione paesaggistica 10_ 2012.odt</text:file-name><text:tab/><text:tab/></text:p>
        <text:p text:style-name="Footer"><text:tab/> <text:s text:c="139"/>Pagina <text:span text:style-name="Page_20_Number"><text:page-number text:select-page="current">1</text:page-number></text:span><text:span text:style-name="Page_20_Number"> di 5</text:span></text:p>
      </style:footer-first>
      <style:footer-left style:display="false">
        <text:p text:style-name="MP7"><text:s text:c="92"/>file:<text:file-name text:display="full">C:\Users\Claudio\Dropbox\Modelli di stampa Savona\documenti\PROVVEDIMENTI\provvedimenti paesaggio\proposta di autorizzazione paesaggistica 10_ 2012.odt</text:file-name><text:tab/><text:tab/><text:tab/></text:p>
        <text:p text:style-name="Footer"><text:tab/> <text:s text:c="144"/>Pagina <text:span text:style-name="Page_20_Number"><text:page-number text:select-page="current">6</text:page-number></text:span><text:span text:style-name="Page_20_Number"> di 6</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2-03T17:04:54.923000000</meta:creation-date>
    <dc:date>2014-02-03T17:30:32.861000000</dc:date>
    <meta:print-date>2011-02-02T10:07:00</meta:print-date>
    <meta:editing-cycles>7</meta:editing-cycles>
    <meta:editing-duration>PT6M31S</meta:editing-duration>
    <meta:generator>LibreOffice/4.1.4.2$Windows_x86 LibreOffice_project/0a0440ccc0227ad9829de5f46be37cfb6edcf72</meta:generator>
    <meta:document-statistic meta:table-count="3" meta:image-count="0" meta:object-count="1" meta:page-count="6" meta:paragraph-count="81" meta:word-count="1309" meta:character-count="9620" meta:non-whitespace-character-count="7718"/>
  </office:meta>
</office:document-meta>
</file>